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9734" officeooo:paragraph-rsid="00049734"/>
    </style:style>
    <style:style style:name="P2" style:family="paragraph" style:parent-style-name="Standard">
      <style:text-properties officeooo:rsid="00049734" officeooo:paragraph-rsid="00049734"/>
    </style:style>
    <style:style style:name="P3" style:family="paragraph" style:parent-style-name="Standard">
      <style:text-properties officeooo:rsid="000a6644" officeooo:paragraph-rsid="000a6644"/>
    </style:style>
    <style:style style:name="P4" style:family="paragraph" style:parent-style-name="Standard">
      <style:text-properties officeooo:rsid="00158ed8" officeooo:paragraph-rsid="000a6644"/>
    </style:style>
    <style:style style:name="T1" style:family="text">
      <style:text-properties officeooo:rsid="000740ab"/>
    </style:style>
    <style:style style:name="T2" style:family="text">
      <style:text-properties officeooo:rsid="0008f8cb"/>
    </style:style>
    <style:style style:name="T3" style:family="text">
      <style:text-properties officeooo:rsid="000a6644"/>
    </style:style>
    <style:style style:name="T4" style:family="text">
      <style:text-properties officeooo:rsid="001dec0b"/>
    </style:style>
    <style:style style:name="T5" style:family="text">
      <style:text-properties officeooo:rsid="001f70f8"/>
    </style:style>
    <style:style style:name="T6" style:family="text">
      <style:text-properties officeooo:rsid="001ad1c1"/>
    </style:style>
    <style:style style:name="T7" style:family="text">
      <style:text-properties officeooo:rsid="0020b9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 <text:span text:style-name="T3">y 5</text:span>. </text:p>
      <text:p text:style-name="P1"/>
      <text:p text:style-name="P1"/>
      <text:p text:style-name="P3">Ejercicio 4:</text:p>
      <text:p text:style-name="P1"/>
      <text:p text:style-name="P1">UI: La interfaz de usuario es el medio por el que el usuario puede interactuar con la máquina.</text:p>
      <text:p text:style-name="P1">UX: La experiencia de usuario es lo que siente el usuario y cómo responde al interactuar con la máquina.</text:p>
      <text:p text:style-name="P1"/>
      <text:p text:style-name="P1"/>
      <text:p text:style-name="P1">Ejemplo de UI:</text:p>
      <text:p text:style-name="P1"/>
      <text:p text:style-name="P1">- Google Drive presenta una UI, muy simple y minimalista, con la que puedes identificar cada sección de tu repositorio en la nube. <text:a xlink:type="simple" xlink:href="https://drive.google.com/drive/home" text:style-name="Internet_20_link" text:visited-style-name="Visited_20_Internet_20_Link">https://drive.google.com/drive/home</text:a></text:p>
      <text:p text:style-name="P1">- La interfaz de Twitch resulta muy sencilla para buscar <text:span text:style-name="T2">y ver </text:span>contenido mientras se comentan los directos. Además, te permite ver tu propia cuenta de forma sencilla. <text:a xlink:type="simple" xlink:href="https://www.twitch.tv/" text:style-name="Internet_20_link" text:visited-style-name="Visited_20_Internet_20_Link">https://www.twitch.tv/</text:a></text:p>
      <text:p text:style-name="P1"/>
      <text:p text:style-name="P1">Ejemplo de UX:</text:p>
      <text:p text:style-name="P1"/>
      <text:p text:style-name="P1">- Youtube presenta un sistema de suscripciones y notificaciones que provocan estímulos en el usuario, para seguir consumiendo contenido. <text:a xlink:type="simple" xlink:href="https://www.youtube.com/" text:style-name="Internet_20_link" text:visited-style-name="Visited_20_Internet_20_Link"><text:span text:style-name="T1">https://www.</text:span>youtube.com</text:a></text:p>
      <text:p text:style-name="P1">- El buscador de Google presenta una simplicidad que permite realizar búsquedas satisfactorias. <text:a xlink:type="simple" xlink:href="https://www.google.es/" text:style-name="Internet_20_link" text:visited-style-name="Visited_20_Internet_20_Link">https://www.google.es/</text:a></text:p>
      <text:p text:style-name="P1">- La disposición de las noticias de la página de ElPaís está pensada para resultar visualmente muy atractiva e interesante. <text:a xlink:type="simple" xlink:href="https://elpais.com/" text:style-name="Internet_20_link" text:visited-style-name="Visited_20_Internet_20_Link">https://elpais.com/</text:a></text:p>
      <text:p text:style-name="P1"/>
      <text:p text:style-name="P1"/>
      <text:p text:style-name="P1"/>
      <text:p text:style-name="P3">Ejercicio 5:</text:p>
      <text:p text:style-name="P3"/>
      <text:p text:style-name="P4">Principios del diseño interactivo:</text:p>
      <text:p text:style-name="P4"/>
      <text:p text:style-name="P4">Consistencia: La consistencia es el seguimiento de unas reglas de diseño visual y de interacción coherentes dentro de una página web. Por ejemplo, que no haya colores fuera de lugar, o que al pulsar un botón, te lleve al sitio que pone el botón. <text:span text:style-name="T4">X presenta una interfaz consistente sin nada que salga de tono.</text:span></text:p>
      <text:p text:style-name="P4"><text:a xlink:type="simple" xlink:href="https://x.com/" text:style-name="Internet_20_link" text:visited-style-name="Visited_20_Internet_20_Link">https://x.com/</text:a></text:p>
      <text:p text:style-name="P4"/>
      <text:p text:style-name="P4">Aprendizaje: El apartado de aprendizaje consiste en que el usuario no tenga que aprender nada nuevo para usar la página. Es decir, <text:span text:style-name="T5">seguir estándares, y si se añaden cosas nuevas, explicarlas para que se entiendan fácilmente</text:span><text:span text:style-name="T6">. </text:span><text:span text:style-name="T4">Instagram es similar a otras páginas web.</text:span></text:p>
      <text:p text:style-name="P4"><text:a xlink:type="simple" xlink:href="https://www.instagram.com/" text:style-name="Internet_20_link" text:visited-style-name="Visited_20_Internet_20_Link">https://www.instagram.com/</text:a></text:p>
      <text:p text:style-name="P4"/>
      <text:p text:style-name="P4">Usabilidad: La usabilidad es la facilidad de uso que tiene la página. Ejemplos serían agregar buscadores y filtros para encontrar elementos de interés. <text:span text:style-name="T4">Tik tok es sencillo de utilizar.</text:span></text:p>
      <text:p text:style-name="P4"><text:a xlink:type="simple" xlink:href="https://www.tiktok.com/es/" text:style-name="Internet_20_link" text:visited-style-name="Visited_20_Internet_20_Link">https://www.tiktok.com/es/</text:a></text:p>
      <text:p text:style-name="P4"/>
      <text:p text:style-name="P4">Previsión: La previsión es anticiparse a las necesidades del usuario, de forma que la página cumpla con sus necesidades cuando salga. <text:span text:style-name="T4">Amazon con su opción de reembolso, pues es lo que se espera de una página </text:span><text:span text:style-name="T7">de compra y venta.</text:span></text:p>
      <text:p text:style-name="P4"><text:a xlink:type="simple" xlink:href="https://www.amazon.es/" text:style-name="Internet_20_link" text:visited-style-name="Visited_20_Internet_20_Link">https://www.amazon.es/</text:a></text:p>
      <text:p text:style-name="P4"/>
      <text:p text:style-name="P4"><text:soft-page-break/>Retroalimentación: La retroalimentación son las respuestas que da la página para entenderla. Por ejemplo, mensajes de que falta algo que seleccionar, o un botón que cambia de color cuando fue pulsado. <text:span text:style-name="T4">Google Documentos te avisa con un mensaje de guardado cada vez que se realiza un cambio.</text:span></text:p>
      <text:p text:style-name="P4"><text:a xlink:type="simple" xlink:href="https://docs.google.com/document/d/1UrG7IShBCkv-fmLAmi-8pv93HoMxeK4yjYfJPFbO8vY/edit?hl=es" text:style-name="Internet_20_link" text:visited-style-name="Visited_20_Internet_20_Link">https://docs.google.com/document/d/1UrG7IShBCkv-fmLAmi-8pv93HoMxeK4yjYfJPFbO8vY/edit?hl=es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9:06:14.235000000</meta:creation-date>
    <dc:date>2024-09-30T10:31:31.484000000</dc:date>
    <meta:editing-duration>PT1H13M9S</meta:editing-duration>
    <meta:editing-cycles>5</meta:editing-cycles>
    <meta:generator>LibreOffice/7.6.1.2$Windows_X86_64 LibreOffice_project/f5defcebd022c5bc36bbb79be232cb6926d8f674</meta:generator>
    <meta:print-date>2024-09-30T10:31:28.527000000</meta:print-date>
    <meta:printed-by>Archivos PDF</meta:printed-by>
    <meta:document-statistic meta:table-count="0" meta:image-count="0" meta:object-count="0" meta:page-count="2" meta:paragraph-count="23" meta:word-count="382" meta:character-count="2529" meta:non-whitespace-character-count="2169"/>
  </office:meta>
</office:document-meta>
</file>